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OR ALL APPLICANTS:</text:p>
      <text:p text:style-name="Standard"></text:p>
      <text:p text:style-name="Standard">Name: Matthew Gardner</text:p>
      <text:p text:style-name="Standard">Email: mjg82@byu.edu</text:p>
      <text:p text:style-name="Standard">URL of home page: </text:p>
      <text:p text:style-name="Standard">School: Brigham Young University, Provo, UT</text:p>
      <text:p text:style-name="Standard"></text:p>
      <text:p text:style-name="Standard">IF YOU ARE AN UNDERGRADUATE STUDENT:</text:p>
      <text:p text:style-name="Standard"></text:p>
      <text:p text:style-name="Standard">Major: Computer Science</text:p>
      <text:p text:style-name="Standard">Expected Graduation Date: April 2010</text:p>
      <text:p text:style-name="Standard">GPA: 4.0</text:p>
      <text:p text:style-name="Standard"></text:p>
      <text:p text:style-name="Standard">IF YOU ARE A GRADUATE STUDENT:</text:p>
      <text:p text:style-name="Standard"></text:p>
      <text:p text:style-name="Standard">Department:</text:p>
      <text:p text:style-name="Standard">Degree Sought:</text:p>
      <text:p text:style-name="Standard">Year of Study: </text:p>
      <text:p text:style-name="Standard">Advisor:</text:p>
      <text:p text:style-name="Standard"></text:p>
      <text:p text:style-name="Standard">All applicants must provide the following:</text:p>
      <text:p text:style-name="Standard"></text:p>
      <text:p text:style-name="Standard">1) Letter of Recommendation. If you are a graduate student working</text:p>
      <text:p text:style-name="Standard">with a thesis or dissertation advisor, this letter should come from</text:p>
      <text:p text:style-name="Standard">that advisor. If you are an graduate student pursuing a course-only</text:p>
      <text:p text:style-name="Standard">option, or an undergraduate student, this letter should come from</text:p>
      <text:p text:style-name="Standard">a faculty member who knows your background in NLP or related areas</text:p>
      <text:p text:style-name="Standard">relatively well. This letter should address the degree to which</text:p>
      <text:p text:style-name="Standard">your recommender believes you are prepared for the summer school,</text:p>
      <text:p text:style-name="Standard">and how they feel you would benefit from the experience. Please ask</text:p>
      <text:p text:style-name="Standard">that this letter be sent directly to naacl.jhu.2010@gmail.com. There</text:p>
      <text:p text:style-name="Standard">is no required form or format for this letter, although a pdf</text:p>
      <text:p text:style-name="Standard">document would be preferred.</text:p>
      <text:p text:style-name="Standard"/>
      <text:p text:style-name="Standard">The letter will be provided by Dr. Eric Ringger.</text:p>
      <text:p text:style-name="Standard"></text:p>
      <text:p text:style-name="Standard">2) Travel Budget. If you wish to apply for NAACL scholarship funds</text:p>
      <text:p text:style-name="Standard">beyond registration costs ($375), please indicate the additional</text:p>
      <text:p text:style-name="Standard">costs for which you are requesting a scholarship. Please note that</text:p>
      <text:p text:style-name="Standard">NAACL is typically unable to cover the entire cost of your travel,</text:p>
      <text:p text:style-name="Standard">particularly if you are coming from outside the USA:</text:p>
      <text:p text:style-name="Standard"></text:p>
      <text:p text:style-name="Standard">yes [yes, no] Travel expenses to/from the summer school. You may</text:p>
      <text:p text:style-name="Standard">include local transport (to/from airport, etc.) in your total cost</text:p>
      <text:p text:style-name="Standard">estimate. You will be required to provide receipts after the summer</text:p>
      <text:p text:style-name="Standard">school to be reimbursed (although you will only be reimbursed up</text:p>
      <text:p text:style-name="Standard">to the amount you are awarded)</text:p>
      <text:p text:style-name="Standard"></text:p>
      <text:p text:style-name="Standard">Estimated Total Travel cost: <text:s/>$ 500</text:p>
      <text:p text:style-name="Standard"><text:soft-page-break/></text:p>
      <text:p text:style-name="Standard">Mode of Transportation (air, train, car, etc.) : air </text:p>
      <text:p text:style-name="Standard">Originating City : Salt Lake City</text:p>
      <text:p text:style-name="Standard"></text:p>
      <text:p text:style-name="Standard">yes [yes, no] Would you like accommodations (paid by NAACL) during</text:p>
      <text:p text:style-name="Standard">the summer school in a JHU residence hall? Note that this does not</text:p>
      <text:p text:style-name="Standard">include the cost of meals, which you will need to pay for yourself.</text:p>
      <text:p text:style-name="Standard"></text:p>
      <text:p text:style-name="Standard">3) A short (less than one page) Statement of Interest. <text:s/></text:p>
      <text:p text:style-name="Standard"></text:p>
      <text:p text:style-name="Standard">The statement might describe your personal interests in the field</text:p>
      <text:p text:style-name="Standard">of Human Language Technology, any relevant research or work experience</text:p>
      <text:p text:style-name="Standard">in the area, career goals, relevant courses taken, etc. Please also</text:p>
      <text:p text:style-name="Standard">comment on what you hope to gain by participating in the summer</text:p>
      <text:p text:style-name="Standard">school.</text:p>
      <text:p text:style-name="Standard"/>
      <text:p text:style-name="Standard">Ever since my experience as an Spanish-English interpreter, I have been very interested in the field of Human Language Technology. <text:s/>In particular I am interested in speech recognition and synthesis and machine translation. <text:s/>My career goal is to be a research scientist either in industry or academia, trying to tackle the problem of machine interpretation—combining speech recognition, machine translation, and speech synthesis into a system that can interpret between languages in real time. <text:s/>Even more fascinating would be to accurately detect and reproduce emotion in the interpretation. <text:s/></text:p>
      <text:p text:style-name="Standard"/>
      <text:p text:style-name="Standard">As an undergraduate, I have taken several classes in the area of natural language processing. <text:s/>We focused on language modeling, parsing, and text mining. <text:s/>In the graduate-level text mining class I took, we studied Latent Dirichlet Allocation, among other methods. <text:s/>For my final project in that class, I used LDA to explore the trends in topics discussed over time in a novel data set of religious discourses, and I presented my findings in the 50<text:span text:style-name="T1">th</text:span> Annual BYU Studies Symposium. <text:s/>I have also been working in the Applied Machine Learning lab at BYU for the past two and a half years. <text:s/>Though my research focus has been in fields other than NLP, I have gained a lot of exposure to the Bayesian machine learning methods that are commonly used with human language technologies. <text:s/></text:p>
      <text:p text:style-name="Standard"/>
      <text:p text:style-name="Standard">I will receive my bachelor's degree in computer science at the end of this month, and will start a master's degree at BYU in May. <text:s/>I plan to shift my focus for my masters degree to something in the field of Human Language Technology. <text:s/>Attending this summer school at Johns Hopkins University would broaden my perspective in the field and help me decide on a specific field of interest for my current graduate study. <text:s/>BYU also lacks classes in speech recognition and machine translation, so I am <text:s/>very interested in learning about those topics during this summer school. <text:s/>Further, upon completing my masters degree I hope to get into a PhD program at a top university. <text:s/>This summer school would provide an excellent preparation for my application to such a school as well as an opportunity to meet top researchers in the field I am interested in pursu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tthew Gardner</meta:initial-creator>
    <meta:creation-date>2010-04-01T12:53:47</meta:creation-date>
    <meta:document-statistic meta:table-count="0" meta:image-count="0" meta:object-count="0" meta:page-count="2" meta:paragraph-count="66" meta:word-count="754" meta:character-count="4610"/>
    <dc:date>2010-04-01T13:25:49</dc:date>
    <dc:creator>Matthew Gardner</dc:creator>
    <meta:editing-duration>PT00H04M46S</meta:editing-duration>
    <meta:editing-cycles>1</meta:editing-cycles>
    <meta:generator>OpenOffice.org/3.1$Unix OpenOffice.org_project/310m19$Build-9420</meta:generator>
  </office:meta>
</office:document-meta>
</file>